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9] * ((([.$C$2]/[.E9]) * [.$C$3] *([.D9]/1024)) + (([.$C$2]/[.E9]) * [.$C$4] * [.C9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1.01012121212121" calcext:value-type="currency">
            <text:p>$1.01</text:p>
          </table:table-cell>
          <table:table-cell/>
          <table:table-cell table:formula="of:=([.F9] + [.I9])" office:value-type="currency" office:currency="USD" office:value="1.65024242424242" calcext:value-type="currency">
            <text:p>$1.6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0] * ((([.$C$2]/[.E10]) * [.$C$3] *([.D10]/1024)) + (([.$C$2]/[.E10]) * [.$C$4] * [.C10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0.87721052631579" calcext:value-type="currency">
            <text:p>$0.88</text:p>
          </table:table-cell>
          <table:table-cell/>
          <table:table-cell table:formula="of:=([.F10] + [.I10])" office:value-type="currency" office:currency="USD" office:value="1.729" calcext:value-type="currency">
            <text:p>$1.7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1] * ((([.$C$2]/[.E11]) * [.$C$3] *([.D11]/1024)) + (([.$C$2]/[.E11]) * [.$C$4] * [.C11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1]) * [.$C$5] * [.H11])" office:value-type="currency" office:currency="USD" office:value="2.72114285714286" calcext:value-type="currency">
            <text:p>$2.72</text:p>
          </table:table-cell>
          <table:table-cell/>
          <table:table-cell table:formula="of:=([.F11] + [.I11])" office:value-type="currency" office:currency="USD" office:value="3.84065306122449" calcext:value-type="currency">
            <text:p>$3.8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2] * ((([.$C$2]/[.E12]) * [.$C$3] *([.D12]/1024)) + (([.$C$2]/[.E12]) * [.$C$4] * [.C12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2]) * [.$C$5] * [.H12])" office:value-type="currency" office:currency="USD" office:value="0.980411764705882" calcext:value-type="currency">
            <text:p>$0.98</text:p>
          </table:table-cell>
          <table:table-cell/>
          <table:table-cell table:formula="of:=([.F12] + [.I12])" office:value-type="currency" office:currency="USD" office:value="1.60170588235294" calcext:value-type="currency">
            <text:p>$1.6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3] * ((([.$C$2]/[.E13]) * [.$C$3] *([.D13]/1024)) + (([.$C$2]/[.E13]) * [.$C$4] * [.C13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3]) * [.$C$5] * [.H13])" office:value-type="currency" office:currency="USD" office:value="1.48151111111111" calcext:value-type="currency">
            <text:p>$1.48</text:p>
          </table:table-cell>
          <table:table-cell/>
          <table:table-cell table:formula="of:=([.F13] + [.I13])" office:value-type="currency" office:currency="USD" office:value="2.2008" calcext:value-type="currency">
            <text:p>$2.2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4] * ((([.$C$2]/[.E14]) * [.$C$3] *([.D14]/1024)) + (([.$C$2]/[.E14]) * [.$C$4] * [.C14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4]) * [.$C$5] * [.H14])" office:value-type="currency" office:currency="USD" office:value="5.67387234042553" calcext:value-type="currency">
            <text:p>$5.67</text:p>
          </table:table-cell>
          <table:table-cell/>
          <table:table-cell table:formula="of:=([.F14] + [.I14])" office:value-type="currency" office:currency="USD" office:value="6.84102127659575" calcext:value-type="currency">
            <text:p>$6.8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5] * ((([.$C$2]/[.E15]) * [.$C$3] *([.D15]/1024)) + (([.$C$2]/[.E15]) * [.$C$4] * [.C15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5]) * [.$C$5] * [.H15])" office:value-type="currency" office:currency="USD" office:value="0.9524" calcext:value-type="currency">
            <text:p>$0.95</text:p>
          </table:table-cell>
          <table:table-cell/>
          <table:table-cell table:formula="of:=([.F15] + [.I15])" office:value-type="currency" office:currency="USD" office:value="1.55594285714286" calcext:value-type="currency">
            <text:p>$1.56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6] * ((([.$C$2]/[.E16]) * [.$C$3] *([.D16]/1024)) + (([.$C$2]/[.E16]) * [.$C$4] * [.C16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6]) * [.$C$5] * [.H16])" office:value-type="currency" office:currency="USD" office:value="5.33344" calcext:value-type="currency">
            <text:p>$5.33</text:p>
          </table:table-cell>
          <table:table-cell/>
          <table:table-cell table:formula="of:=([.F16] + [.I16])" office:value-type="currency" office:currency="USD" office:value="5.9808" calcext:value-type="currency">
            <text:p>$5.9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7] * ((([.$C$2]/[.E17]) * [.$C$3] *([.D17]/1024)) + (([.$C$2]/[.E17]) * [.$C$4] * [.C17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7]) * [.$C$5] * [.H17])" office:value-type="currency" office:currency="USD" office:value="2.51577358490566" calcext:value-type="currency">
            <text:p>$2.52</text:p>
          </table:table-cell>
          <table:table-cell/>
          <table:table-cell table:formula="of:=([.F17] + [.I17])" office:value-type="currency" office:currency="USD" office:value="3.55079245283019" calcext:value-type="currency">
            <text:p>$3.5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8] * ((([.$C$2]/[.E18]) * [.$C$3] *([.D18]/1024)) + (([.$C$2]/[.E18]) * [.$C$4] * [.C18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42429090909091" calcext:value-type="currency">
            <text:p>$2.42</text:p>
          </table:table-cell>
          <table:table-cell/>
          <table:table-cell table:formula="of:=([.F18] + [.I18])" office:value-type="currency" office:currency="USD" office:value="3.0128" calcext:value-type="currency">
            <text:p>$3.0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19] * ((([.$C$2]/[.E19]) * [.$C$3] *([.D19]/1024)) + (([.$C$2]/[.E19]) * [.$C$4] * [.C19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9]) * [.$C$5] * [.H19])" office:value-type="currency" office:currency="USD" office:value="4.93837037037037" calcext:value-type="currency">
            <text:p>$4.94</text:p>
          </table:table-cell>
          <table:table-cell/>
          <table:table-cell table:formula="of:=([.F19] + [.I19])" office:value-type="currency" office:currency="USD" office:value="5.95422222222222" calcext:value-type="currency">
            <text:p>$5.9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0] * ((([.$C$2]/[.E20]) * [.$C$3] *([.D20]/1024)) + (([.$C$2]/[.E20]) * [.$C$4] * [.C20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3.17466666666667" calcext:value-type="currency">
            <text:p>$3.17</text:p>
          </table:table-cell>
          <table:table-cell/>
          <table:table-cell table:formula="of:=([.F20] + [.I20])" office:value-type="currency" office:currency="USD" office:value="3.82771428571429" calcext:value-type="currency">
            <text:p>$3.8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1] * ((([.$C$2]/[.E21]) * [.$C$3] *([.D21]/1024)) + (([.$C$2]/[.E21]) * [.$C$4] * [.C21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46327272727273" calcext:value-type="currency">
            <text:p>$3.46</text:p>
          </table:table-cell>
          <table:table-cell/>
          <table:table-cell table:formula="of:=([.F21] + [.I21])" office:value-type="currency" office:currency="USD" office:value="4.17568831168831" calcext:value-type="currency">
            <text:p>$4.1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2] * ((([.$C$2]/[.E22]) * [.$C$3] *([.D22]/1024)) + (([.$C$2]/[.E22]) * [.$C$4] * [.C22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06519540229885" calcext:value-type="currency">
            <text:p>$3.07</text:p>
          </table:table-cell>
          <table:table-cell/>
          <table:table-cell table:formula="of:=([.F22] + [.I22])" office:value-type="currency" office:currency="USD" office:value="3.69572413793103" calcext:value-type="currency">
            <text:p>$3.70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23:49:58.854137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4T00:11:07.605771992</dc:date>
    <meta:editing-duration>PT5H32M23S</meta:editing-duration>
    <meta:editing-cycles>30</meta:editing-cycles>
    <meta:generator>LibreOffice/6.0.7.3$Linux_X86_64 LibreOffice_project/00m0$Build-3</meta:generator>
    <meta:document-statistic meta:table-count="1" meta:cell-count="143" meta:object-count="0"/>
  </office:meta>
</office:document-meta>
</file>